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005cm"/>
    </style:style>
    <style:style style:name="gr2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5.1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11cm" fo:min-width="4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.9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606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5.748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77cm" svg:height="2.147cm" svg:x="11.179cm" svg:y="7.669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anketa:INT</text:span></text:p>
            <text:p text:style-name="P1"><text:span text:style-name="T1">tekst: VARCHAR</text:span></text:p>
          </draw:text-box>
        </draw:frame>
        <draw:path draw:style-name="gr2" draw:text-style-name="P2" draw:layer="layout" svg:width="3.687cm" svg:height="2.136cm" svg:x="10.996cm" svg:y="7.681cm" svg:viewBox="0 0 3688 2137" svg:d="m0 2c0 588 0 1175 0 1762 0 186 307 373 614 373 820 0 1638 0 2459 0 307 0 615-187 615-373 0-587 0-1174 0-1762 0-5-3687 0-3688 0z">
          <text:p/>
        </draw:path>
        <draw:path draw:style-name="gr3" draw:text-style-name="P4" draw:layer="layout" svg:width="3.688cm" svg:height="0.726cm" svg:x="10.995cm" svg:y="6.958cm" svg:viewBox="0 0 3689 727" svg:d="m3689 727c0-363-308-727-615-727-821 0-1640 0-2460 0-307 0-614 364-614 727z">
          <text:p text:style-name="P3"><text:span text:style-name="T2">pitanje</text:span></text:p>
        </draw:path>
        <draw:frame draw:style-name="gr4" draw:text-style-name="P5" draw:layer="layout" svg:width="0.286cm" svg:height="0.281cm" svg:x="11.121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1.133cm" svg:y="9.37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11.121cm" svg:y="8.351cm">
          <draw:image xlink:href="Pictures/100002010000001000000010F520EFBD.png" xlink:type="simple" xlink:show="embed" xlink:actuate="onLoad">
            <text:p/>
          </draw:image>
        </draw:frame>
        <draw:frame draw:style-name="gr5" draw:text-style-name="P1" draw:layer="layout" svg:width="5.942cm" svg:height="3.095cm" svg:x="17.693cm" svg:y="7.67cm">
          <draw:text-box>
            <text:p text:style-name="P1"><text:span text:style-name="T1">id: INT</text:span></text:p>
            <text:p text:style-name="P1"><text:span text:style-name="T1">tip: VARCHAR</text:span></text:p>
            <text:p text:style-name="P1"><text:span text:style-name="T1">postoji_izbor: ENUM('Y','N')</text:span></text:p>
            <text:p text:style-name="P1"><text:span text:style-name="T1">tabela_odgovora: VARCHAR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5.96cm" svg:height="2.585cm" svg:x="17.464cm" svg:y="7.681cm" svg:viewBox="0 0 5961 2586" svg:d="m0 2c0 712 0 1422 0 2133 0 225 496 451 992 451 1326 0 2649 0 3975 0 496 0 994-226 994-451 0-711 0-1421 0-2133 0-5-5959 0-5961 0z">
          <text:p/>
        </draw:path>
        <draw:path draw:style-name="gr3" draw:text-style-name="P4" draw:layer="layout" svg:width="5.961cm" svg:height="0.726cm" svg:x="17.463cm" svg:y="6.958cm" svg:viewBox="0 0 5962 727" svg:d="m5962 727c0-363-498-727-994-727-1326 0-2650 0-3976 0-496 0-992 364-992 727z">
          <text:p text:style-name="P3"><text:span text:style-name="T2">tip_pitanja</text:span></text:p>
        </draw:path>
        <draw:frame draw:style-name="gr4" draw:text-style-name="P5" draw:layer="layout" svg:width="0.286cm" svg:height="0.281cm" svg:x="17.589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7.601cm" svg:y="8.33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8.80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9.1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1" draw:layer="layout" svg:width="5.002cm" svg:height="4.991cm" svg:x="3.161cm" svg:y="6.364cm">
          <draw:text-box>
            <text:p text:style-name="P1"><text:span text:style-name="T1">id: INT</text:span></text:p>
            <text:p text:style-name="P1"><text:span text:style-name="T1">vrijeme: DATETIME</text:span></text:p>
            <text:p text:style-name="P1"><text:span text:style-name="T1">anketa: INT</text:span></text:p>
            <text:p text:style-name="P1"><text:span text:style-name="T1">zavrsena: ENUM('Y','N')</text:span></text:p>
            <text:p text:style-name="P1"><text:span text:style-name="T1">predmet: INT</text:span></text:p>
            <text:p text:style-name="P1"><text:span text:style-name="T1">unique_id:VARCHAR</text:span></text:p>
            <text:p text:style-name="P1"><text:span text:style-name="T1">ak_god:INT</text:span></text:p>
            <text:p text:style-name="P1"><text:span text:style-name="T1">studij:INT</text:span></text:p>
            <text:p text:style-name="P1"><text:span text:style-name="T1">semestar:INT</text:span></text:p>
            <text:p text:style-name="P1"><text:span text:style-name="T1"/></text:p>
          </draw:text-box>
        </draw:frame>
        <draw:path draw:style-name="gr2" draw:text-style-name="P2" draw:layer="layout" svg:width="5.051cm" svg:height="4.784cm" svg:x="2.933cm" svg:y="6.375cm" svg:viewBox="0 0 5052 4785" svg:d="m0 4c0 1190 0 2377 0 3566 0 376 233 1215 654 1215 1123 0 2245 0 3368 0 422 0 1030-839 1030-1215 0-1189 0-2376 0-3566 0-10-5050 0-5052 0">
          <text:p/>
        </draw:path>
        <draw:path draw:style-name="gr3" draw:text-style-name="P4" draw:layer="layout" svg:width="5.052cm" svg:height="0.726cm" svg:x="2.932cm" svg:y="5.651cm" svg:viewBox="0 0 5053 727" svg:d="m5053 727c0-363-421-727-842-727-1125 0-2247 0-3370 0-421 0-841 364-841 727z">
          <text:p text:style-name="P3"><text:span text:style-name="T2">rezultat</text:span></text:p>
        </draw:path>
        <draw:frame draw:style-name="gr4" draw:text-style-name="P5" draw:layer="layout" svg:width="0.286cm" svg:height="0.28cm" svg:x="3.057cm" svg:y="6.594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3.07cm" svg:y="7.02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7.8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8.80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3.058cm" svg:y="7.5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8.353cm">
          <draw:image xlink:href="Pictures/100002010000001000000010F520EFBD.png" xlink:type="simple" xlink:show="embed" xlink:actuate="onLoad">
            <text:p/>
          </draw:image>
        </draw:frame>
        <draw:frame draw:style-name="gr7" draw:text-style-name="P1" draw:layer="layout" svg:width="3.694cm" svg:height="2.003cm" svg:x="18.369cm" svg:y="14.201cm">
          <draw:text-box>
            <text:p text:style-name="P1"><text:span text:style-name="T1">id: INT</text:span></text:p>
            <text:p text:style-name="P1"><text:span text:style-name="T1">pitanje: INT</text:span></text:p>
            <text:p text:style-name="P1"><text:span text:style-name="T1">izbor: VARCHAR</text:span></text:p>
          </draw:text-box>
        </draw:frame>
        <draw:path draw:style-name="gr2" draw:text-style-name="P2" draw:layer="layout" svg:width="3.687cm" svg:height="1.991cm" svg:x="18.14cm" svg:y="14.212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18.139cm" svg:y="13.489cm" svg:viewBox="0 0 3689 727" svg:d="m3689 727c0-363-308-727-615-727-821 0-1640 0-2460 0-307 0-614 364-614 727z">
          <text:p text:style-name="P3"><text:span text:style-name="T2">izbor_pitanje</text:span></text:p>
        </draw:path>
        <draw:frame draw:style-name="gr4" draw:text-style-name="P5" draw:layer="layout" svg:width="0.286cm" svg:height="0.281cm" svg:x="18.265cm" svg:y="14.43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8.277cm" svg:y="15.33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69cm" svg:height="0.28cm" svg:x="18.265cm" svg:y="14.882cm">
          <draw:image xlink:href="Pictures/100002010000001000000010F520EFBD.png" xlink:type="simple" xlink:show="embed" xlink:actuate="onLoad">
            <text:p/>
          </draw:image>
        </draw:frame>
        <draw:frame draw:style-name="gr8" draw:text-style-name="P1" draw:layer="layout" svg:width="3.459cm" svg:height="2.301cm" svg:x="6.359cm" svg:y="14.8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izbor: INT</text:span></text:p>
          </draw:text-box>
        </draw:frame>
        <draw:path draw:style-name="gr2" draw:text-style-name="P2" draw:layer="layout" svg:width="3.687cm" svg:height="1.991cm" svg:x="6.13cm" svg:y="14.823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6.129cm" svg:y="14.099cm" svg:viewBox="0 0 3689 727" svg:d="m3689 727c0-363-308-727-615-727-821 0-1640 0-2460 0-307 0-614 364-614 727z">
          <text:p text:style-name="P3"><text:span text:style-name="T2">odgovor_rank</text:span></text:p>
        </draw:path>
        <draw:frame draw:style-name="gr4" draw:text-style-name="P5" draw:layer="layout" svg:width="0.286cm" svg:height="0.281cm" svg:x="6.255cm" svg:y="15.0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68cm" svg:y="15.85cm">
          <draw:image xlink:href="Pictures/100002010000001000000010B17B76B9.png" xlink:type="simple" xlink:show="embed" xlink:actuate="onLoad">
            <text:p/>
          </draw:image>
        </draw:frame>
        <draw:frame draw:style-name="gr9" draw:text-style-name="P1" draw:layer="layout" svg:width="4.308cm" svg:height="2.147cm" svg:x="1.161cm" svg:y="14.9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odgovor: VARCHAR</text:span></text:p>
            <text:p text:style-name="P1"><text:span text:style-name="T1"/></text:p>
          </draw:text-box>
        </draw:frame>
        <draw:path draw:style-name="gr2" draw:text-style-name="P2" draw:layer="layout" svg:width="4.291cm" svg:height="1.991cm" svg:x="0.932cm" svg:y="14.923cm" svg:viewBox="0 0 4292 1992" svg:d="m0 2c0 548 0 1094 0 1642 0 173 357 348 714 348 955 0 1908 0 2862 0 358 0 716-175 716-348 0-548 0-1094 0-1642 0-4-4291 0-4292 0z">
          <text:p/>
        </draw:path>
        <draw:path draw:style-name="gr3" draw:text-style-name="P4" draw:layer="layout" svg:width="4.292cm" svg:height="0.726cm" svg:x="0.931cm" svg:y="14.199cm" svg:viewBox="0 0 4293 727" svg:d="m4293 727c0-363-358-727-716-727-955 0-1908 0-2863 0-357 0-714 364-714 727z">
          <text:p text:style-name="P3"><text:span text:style-name="T2">odgovor_tekst</text:span></text:p>
        </draw:path>
        <draw:frame draw:style-name="gr4" draw:text-style-name="P5" draw:layer="layout" svg:width="0.286cm" svg:height="0.281cm" svg:x="1.057cm" svg:y="15.1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.069cm" svg:y="16.044cm">
          <draw:image xlink:href="Pictures/100002010000001000000010B17B76B9.png" xlink:type="simple" xlink:show="embed" xlink:actuate="onLoad">
            <text:p/>
          </draw:image>
        </draw:frame>
        <draw:line draw:style-name="gr10" draw:text-style-name="P5" draw:layer="layout" svg:x1="12.879cm" svg:y1="6.268cm" svg:x2="12.62cm" svg:y2="6.957cm">
          <text:p/>
        </draw:line>
        <draw:line draw:style-name="gr10" draw:text-style-name="P5" draw:layer="layout" svg:x1="12.892cm" svg:y1="6.275cm" svg:x2="13.17cm" svg:y2="6.906cm">
          <text:p/>
        </draw:line>
        <draw:ellipse draw:style-name="gr11" draw:text-style-name="P5" draw:layer="layout" svg:width="0.248cm" svg:height="0.181cm" svg:x="12.743cm" svg:y="6.33cm">
          <text:p/>
        </draw:ellipse>
        <draw:frame draw:style-name="gr12" draw:text-style-name="P6" draw:layer="layout" svg:width="1.78cm" svg:height="0.725cm" svg:x="4.042cm" svg:y="4.557cm">
          <draw:text-box>
            <text:p><text:span text:style-name="T3">anketa</text:span></text:p>
          </draw:text-box>
        </draw:frame>
        <draw:g>
          <draw:line draw:style-name="gr10" draw:text-style-name="P5" draw:layer="layout" svg:x1="3.903cm" svg:y1="5.217cm" svg:x2="3.637cm" svg:y2="5.648cm">
            <text:p/>
          </draw:line>
          <draw:line draw:style-name="gr10" draw:text-style-name="P5" draw:layer="layout" svg:x1="3.916cm" svg:y1="5.221cm" svg:x2="4.188cm" svg:y2="5.624cm">
            <text:p/>
          </draw:line>
          <draw:line draw:style-name="gr10" draw:text-style-name="P5" draw:layer="layout" svg:x1="3.947cm" svg:y1="3.777cm" svg:x2="3.912cm" svg:y2="5.625cm">
            <text:p/>
          </draw:line>
        </draw:g>
        <draw:ellipse draw:style-name="gr11" draw:text-style-name="P5" draw:layer="layout" svg:width="0.248cm" svg:height="0.18cm" svg:x="3.774cm" svg:y="5.194cm">
          <text:p/>
        </draw:ellipse>
        <draw:line draw:style-name="gr10" draw:text-style-name="P5" draw:layer="layout" svg:x1="3.637cm" svg:y1="3.87cm" svg:x2="4.242cm" svg:y2="3.87cm">
          <text:p/>
        </draw:line>
        <draw:line draw:style-name="gr10" draw:text-style-name="P5" draw:layer="layout" svg:x1="3.638cm" svg:y1="3.964cm" svg:x2="4.243cm" svg:y2="3.964cm">
          <text:p/>
        </draw:line>
        <draw:frame draw:style-name="gr13" draw:text-style-name="P6" draw:layer="layout" svg:width="0.832cm" svg:height="0.725cm" svg:x="4.042cm" svg:y="3.717cm">
          <draw:text-box>
            <text:p><text:span text:style-name="T3">id</text:span></text:p>
          </draw:text-box>
        </draw:frame>
        <draw:frame draw:style-name="gr14" draw:text-style-name="P6" draw:layer="layout" svg:width="1.891cm" svg:height="0.796cm" svg:x="4.043cm" svg:y="12.999cm">
          <draw:text-box>
            <text:p><text:span text:style-name="T3">rezultat</text:span></text:p>
          </draw:text-box>
        </draw:frame>
        <draw:g>
          <draw:line draw:style-name="gr10" draw:text-style-name="P5" draw:layer="layout" svg:x1="3.904cm" svg:y1="13.558cm" svg:x2="3.638cm" svg:y2="14.287cm">
            <text:p/>
          </draw:line>
          <draw:line draw:style-name="gr10" draw:text-style-name="P5" draw:layer="layout" svg:x1="3.917cm" svg:y1="13.565cm" svg:x2="4.189cm" svg:y2="14.245cm">
            <text:p/>
          </draw:line>
          <draw:line draw:style-name="gr10" draw:text-style-name="P5" draw:layer="layout" svg:x1="3.948cm" svg:y1="11.125cm" svg:x2="3.913cm" svg:y2="14.247cm">
            <text:p/>
          </draw:line>
        </draw:g>
        <draw:ellipse draw:style-name="gr11" draw:text-style-name="P5" draw:layer="layout" svg:width="0.248cm" svg:height="0.212cm" svg:x="3.775cm" svg:y="12.848cm">
          <text:p/>
        </draw:ellipse>
        <draw:line draw:style-name="gr10" draw:text-style-name="P5" draw:layer="layout" svg:x1="3.638cm" svg:y1="11.537cm" svg:x2="4.243cm" svg:y2="11.537cm">
          <text:p/>
        </draw:line>
        <draw:line draw:style-name="gr10" draw:text-style-name="P5" draw:layer="layout" svg:x1="3.639cm" svg:y1="11.646cm" svg:x2="4.244cm" svg:y2="11.646cm">
          <text:p/>
        </draw:line>
        <draw:frame draw:style-name="gr4" draw:text-style-name="P5" draw:layer="layout" svg:width="0.286cm" svg:height="0.281cm" svg:x="1.057cm" svg:y="15.515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55cm" svg:y="15.415cm">
          <draw:image xlink:href="Pictures/100002010000001000000010384D0A63.png" xlink:type="simple" xlink:show="embed" xlink:actuate="onLoad">
            <text:p/>
          </draw:image>
        </draw:frame>
        <draw:frame draw:style-name="gr15" draw:text-style-name="P6" draw:layer="layout" svg:width="1.891cm" svg:height="0.796cm" svg:x="7.188cm" svg:y="12.999cm">
          <draw:text-box>
            <text:p><text:span text:style-name="T3">rezultat</text:span></text:p>
          </draw:text-box>
        </draw:frame>
        <draw:g>
          <draw:line draw:style-name="gr10" draw:text-style-name="P5" draw:layer="layout" svg:x1="7.05cm" svg:y1="13.458cm" svg:x2="6.784cm" svg:y2="14.187cm">
            <text:p/>
          </draw:line>
          <draw:line draw:style-name="gr10" draw:text-style-name="P5" draw:layer="layout" svg:x1="7.062cm" svg:y1="13.465cm" svg:x2="7.334cm" svg:y2="14.145cm">
            <text:p/>
          </draw:line>
          <draw:line draw:style-name="gr10" draw:text-style-name="P5" draw:layer="layout" svg:x1="7.094cm" svg:y1="11.025cm" svg:x2="7.059cm" svg:y2="14.147cm">
            <text:p/>
          </draw:line>
        </draw:g>
        <draw:ellipse draw:style-name="gr11" draw:text-style-name="P5" draw:layer="layout" svg:width="0.248cm" svg:height="0.212cm" svg:x="6.92cm" svg:y="12.848cm">
          <text:p/>
        </draw:ellipse>
        <draw:line draw:style-name="gr10" draw:text-style-name="P5" draw:layer="layout" svg:x1="6.783cm" svg:y1="11.537cm" svg:x2="7.388cm" svg:y2="11.537cm">
          <text:p/>
        </draw:line>
        <draw:line draw:style-name="gr10" draw:text-style-name="P5" draw:layer="layout" svg:x1="6.784cm" svg:y1="11.646cm" svg:x2="7.389cm" svg:y2="11.646cm">
          <text:p/>
        </draw:line>
        <draw:frame draw:style-name="gr13" draw:text-style-name="P6" draw:layer="layout" svg:width="0.832cm" svg:height="0.725cm" svg:x="4.337cm" svg:y="11.614cm">
          <draw:text-box>
            <text:p><text:span text:style-name="T3">id</text:span></text:p>
          </draw:text-box>
        </draw:frame>
        <draw:frame draw:style-name="gr13" draw:text-style-name="P6" draw:layer="layout" svg:width="0.832cm" svg:height="0.725cm" svg:x="7.364cm" svg:y="11.614cm">
          <draw:text-box>
            <text:p><text:span text:style-name="T3">id</text:span></text:p>
          </draw:text-box>
        </draw:frame>
        <draw:g>
          <draw:line draw:style-name="gr10" draw:text-style-name="P5" draw:layer="layout" svg:x1="15.293cm" svg:y1="8.419cm" svg:x2="14.627cm" svg:y2="8.163cm">
            <text:p/>
          </draw:line>
          <draw:line draw:style-name="gr10" draw:text-style-name="P5" draw:layer="layout" svg:x1="15.287cm" svg:y1="8.432cm" svg:x2="14.669cm" svg:y2="8.703cm">
            <text:p/>
          </draw:line>
          <draw:line draw:style-name="gr10" draw:text-style-name="P5" draw:layer="layout" svg:x1="17.51cm" svg:y1="8.447cm" svg:x2="14.664cm" svg:y2="8.433cm">
            <text:p/>
          </draw:line>
        </draw:g>
        <draw:ellipse draw:style-name="gr11" draw:text-style-name="P5" draw:layer="layout" svg:width="0.243cm" svg:height="0.276cm" draw:transform="skewX (0.0036651914291874) rotate (-1.55840448910663) translate (15.716cm 8.291cm)">
          <text:p/>
        </draw:ellipse>
        <draw:line draw:style-name="gr10" draw:text-style-name="P5" draw:layer="layout" svg:x1="17.197cm" svg:y1="8.145cm" svg:x2="17.201cm" svg:y2="8.739cm">
          <text:p/>
        </draw:line>
        <draw:line draw:style-name="gr10" draw:text-style-name="P5" draw:layer="layout" svg:x1="17.327cm" svg:y1="8.146cm" svg:x2="17.331cm" svg:y2="8.74cm">
          <text:p/>
        </draw:line>
        <draw:frame draw:style-name="gr13" draw:text-style-name="P6" draw:layer="layout" svg:width="0.832cm" svg:height="0.725cm" svg:x="16.24cm" svg:y="8.62cm">
          <draw:text-box>
            <text:p><text:span text:style-name="T3">id</text:span></text:p>
          </draw:text-box>
        </draw:frame>
        <draw:frame draw:style-name="gr16" draw:text-style-name="P6" draw:layer="layout" svg:width="0.951cm" svg:height="0.725cm" svg:x="15.232cm" svg:y="7.551cm">
          <draw:text-box>
            <text:p><text:span text:style-name="T3">tip</text:span></text:p>
          </draw:text-box>
        </draw:frame>
        <draw:line draw:style-name="gr10" draw:text-style-name="P5" draw:layer="layout" svg:x1="10.764cm" svg:y1="14.95cm" svg:x2="9.785cm" svg:y2="14.694cm">
          <text:p/>
        </draw:line>
        <draw:line draw:style-name="gr10" draw:text-style-name="P5" draw:layer="layout" svg:x1="10.755cm" svg:y1="14.963cm" svg:x2="9.847cm" svg:y2="15.234cm">
          <text:p/>
        </draw:line>
        <draw:ellipse draw:style-name="gr11" draw:text-style-name="P5" draw:layer="layout" svg:width="0.243cm" svg:height="0.275cm" draw:transform="skewX (0.0036651914291874) rotate (-1.55840448910663) translate (10.874cm 14.822cm)">
          <text:p/>
        </draw:ellipse>
        <draw:frame draw:style-name="gr13" draw:text-style-name="P6" draw:layer="layout" svg:width="0.832cm" svg:height="0.725cm" svg:x="12.018cm" svg:y="9.926cm">
          <draw:text-box>
            <text:p><text:span text:style-name="T3">id</text:span></text:p>
          </draw:text-box>
        </draw:frame>
        <draw:frame draw:style-name="gr17" draw:text-style-name="P6" draw:layer="layout" svg:width="1.755cm" svg:height="0.725cm" svg:x="9.928cm" svg:y="14.082cm">
          <draw:text-box>
            <text:p><text:span text:style-name="T3">pitanje</text:span></text:p>
          </draw:text-box>
        </draw:frame>
        <draw:line draw:style-name="gr10" draw:text-style-name="P5" draw:layer="layout" svg:x1="9.785cm" svg:y1="14.957cm" svg:x2="11.601cm" svg:y2="14.957cm">
          <text:p/>
        </draw:line>
        <draw:line draw:style-name="gr10" draw:text-style-name="P5" draw:layer="layout" svg:x1="11.6cm" svg:y1="14.896cm" svg:x2="11.6cm" svg:y2="9.833cm">
          <text:p/>
        </draw:line>
        <draw:line draw:style-name="gr10" draw:text-style-name="P5" draw:layer="layout" svg:x1="11.314cm" svg:y1="10.113cm" svg:x2="11.919cm" svg:y2="10.113cm">
          <text:p/>
        </draw:line>
        <draw:line draw:style-name="gr10" draw:text-style-name="P5" draw:layer="layout" svg:x1="11.315cm" svg:y1="10.3cm" svg:x2="11.92cm" svg:y2="10.3cm">
          <text:p/>
        </draw:line>
        <draw:line draw:style-name="gr10" draw:text-style-name="P5" draw:layer="layout" svg:x1="3.472cm" svg:y1="17.559cm" svg:x2="3.731cm" svg:y2="16.87cm">
          <text:p/>
        </draw:line>
        <draw:line draw:style-name="gr10" draw:text-style-name="P5" draw:layer="layout" svg:x1="3.46cm" svg:y1="17.553cm" svg:x2="3.182cm" svg:y2="16.922cm">
          <text:p/>
        </draw:line>
        <draw:line draw:style-name="gr10" draw:text-style-name="P5" draw:layer="layout" svg:x1="3.446cm" svg:y1="18.145cm" svg:x2="13.13cm" svg:y2="18.145cm">
          <text:p/>
        </draw:line>
        <draw:line draw:style-name="gr10" draw:text-style-name="P5" draw:layer="layout" svg:x1="13.097cm" svg:y1="18.145cm" svg:x2="13.097cm" svg:y2="9.833cm">
          <text:p/>
        </draw:line>
        <draw:line draw:style-name="gr10" draw:text-style-name="P5" draw:layer="layout" svg:x1="12.839cm" svg:y1="10.113cm" svg:x2="13.444cm" svg:y2="10.113cm">
          <text:p/>
        </draw:line>
        <draw:line draw:style-name="gr10" draw:text-style-name="P5" draw:layer="layout" svg:x1="12.84cm" svg:y1="10.3cm" svg:x2="13.445cm" svg:y2="10.3cm">
          <text:p/>
        </draw:line>
        <draw:frame draw:style-name="gr13" draw:text-style-name="P6" draw:layer="layout" svg:width="0.832cm" svg:height="0.725cm" svg:x="13.416cm" svg:y="9.926cm">
          <draw:text-box>
            <text:p><text:span text:style-name="T3">id</text:span></text:p>
          </draw:text-box>
        </draw:frame>
        <draw:frame draw:style-name="gr18" draw:text-style-name="P6" draw:layer="layout" svg:width="1.755cm" svg:height="0.725cm" svg:x="3.732cm" svg:y="17.057cm">
          <draw:text-box>
            <text:p><text:span text:style-name="T3">pitanje</text:span></text:p>
          </draw:text-box>
        </draw:frame>
        <draw:ellipse draw:style-name="gr11" draw:text-style-name="P5" draw:layer="layout" svg:width="0.243cm" svg:height="0.275cm" draw:transform="skewX (0.0036651914291874) rotate (-1.55840448910663) translate (3.63cm 17.479cm)">
          <text:p/>
        </draw:ellipse>
        <draw:line draw:style-name="gr10" draw:text-style-name="P5" draw:layer="layout" svg:x1="14.174cm" svg:y1="10.02cm" svg:x2="14.779cm" svg:y2="10.02cm">
          <text:p/>
        </draw:line>
        <draw:line draw:style-name="gr10" draw:text-style-name="P5" draw:layer="layout" svg:x1="14.175cm" svg:y1="10.207cm" svg:x2="14.78cm" svg:y2="10.207cm">
          <text:p/>
        </draw:line>
        <draw:line draw:style-name="gr10" draw:text-style-name="P5" draw:layer="layout" svg:x1="17.592cm" svg:y1="15.017cm" svg:x2="18.163cm" svg:y2="15.27cm">
          <text:p/>
        </draw:line>
        <draw:line draw:style-name="gr10" draw:text-style-name="P5" draw:layer="layout" svg:x1="17.597cm" svg:y1="15.004cm" svg:x2="18.118cm" svg:y2="14.73cm">
          <text:p/>
        </draw:line>
        <draw:ellipse draw:style-name="gr11" draw:text-style-name="P5" draw:layer="layout" svg:width="0.248cm" svg:height="0.18cm" svg:x="17.353cm" svg:y="14.941cm">
          <text:p/>
        </draw:ellipse>
        <draw:line draw:style-name="gr10" draw:text-style-name="P5" draw:layer="layout" svg:x1="18.162cm" svg:y1="14.989cm" svg:x2="14.531cm" svg:y2="14.989cm">
          <text:p/>
        </draw:line>
        <draw:line draw:style-name="gr10" draw:text-style-name="P5" draw:layer="layout" svg:x1="14.498cm" svg:y1="9.739cm" svg:x2="14.498cm" svg:y2="15.083cm">
          <text:p/>
        </draw:line>
        <draw:frame draw:style-name="gr17" draw:text-style-name="P6" draw:layer="layout" svg:width="1.755cm" svg:height="0.725cm" svg:x="15.755cm" svg:y="15.515cm">
          <draw:text-box>
            <text:p><text:span text:style-name="T3">pitanje</text:span></text:p>
          </draw:text-box>
        </draw:frame>
        <draw:line draw:style-name="gr10" draw:text-style-name="P5" draw:layer="layout" svg:x1="12.93cm" svg:y1="6.915cm" svg:x2="12.93cm" svg:y2="3.105cm">
          <text:p/>
        </draw:line>
        <draw:line draw:style-name="gr10" draw:text-style-name="P5" draw:layer="layout" svg:x1="9.255cm" svg:y1="3.14cm" svg:x2="13.065cm" svg:y2="3.14cm">
          <text:p/>
        </draw:line>
        <draw:frame draw:style-name="gr12" draw:text-style-name="P6" draw:layer="layout" svg:width="1.78cm" svg:height="0.725cm" svg:x="13.065cm" svg:y="5.99cm">
          <draw:text-box>
            <text:p><text:span text:style-name="T3">anketa</text:span></text:p>
          </draw:text-box>
        </draw:frame>
        <draw:line draw:style-name="gr10" draw:text-style-name="P5" draw:layer="layout" svg:x1="9.397cm" svg:y1="2.846cm" svg:x2="9.401cm" svg:y2="3.44cm">
          <text:p/>
        </draw:line>
        <draw:line draw:style-name="gr10" draw:text-style-name="P5" draw:layer="layout" svg:x1="9.527cm" svg:y1="2.847cm" svg:x2="9.531cm" svg:y2="3.441cm">
          <text:p/>
        </draw:line>
        <draw:frame draw:style-name="gr4" draw:text-style-name="P5" draw:layer="layout" svg:width="0.27cm" svg:height="0.28cm" svg:x="11.121cm" svg:y="8.851cm">
          <draw:image xlink:href="Pictures/100002010000001000000010F520EFBD.png" xlink:type="simple" xlink:show="embed" xlink:actuate="onLoad">
            <text:p/>
          </draw:image>
        </draw:frame>
        <draw:frame draw:style-name="gr13" draw:text-style-name="P6" draw:layer="layout" svg:width="0.832cm" svg:height="0.725cm" svg:x="9.693cm" svg:y="2.27cm">
          <draw:text-box>
            <text:p><text:span text:style-name="T3">id</text:span></text:p>
          </draw:text-box>
        </draw:frame>
        <draw:frame draw:style-name="gr4" draw:text-style-name="P5" draw:layer="layout" svg:width="0.27cm" svg:height="0.281cm" svg:x="3.059cm" svg:y="9.354cm">
          <draw:image xlink:href="Pictures/100002010000001000000010F520EFBD.png" xlink:type="simple" xlink:show="embed" xlink:actuate="onLoad">
            <text:p/>
          </draw:image>
        </draw:frame>
        <draw:line draw:style-name="gr10" draw:text-style-name="P5" draw:layer="layout" svg:x1="3.44cm" svg:y1="16.875cm" svg:x2="3.44cm" svg:y2="18.145cm">
          <text:p/>
        </draw:line>
        <draw:frame draw:style-name="gr4" draw:text-style-name="P5" draw:layer="layout" svg:width="0.27cm" svg:height="0.281cm" svg:x="3.059cm" svg:y="9.855cm">
          <draw:image xlink:href="Pictures/100002010000001000000010F520EFBD.png" xlink:type="simple" xlink:show="embed" xlink:actuate="onLoad">
            <text:p/>
          </draw:image>
        </draw:frame>
        <draw:frame draw:style-name="gr19" draw:text-style-name="P1" draw:layer="layout" svg:width="6.248cm" svg:height="4.991cm" svg:x="3.032cm" svg:y="-0.673cm">
          <draw:text-box>
            <text:p text:style-name="P1"><text:span text:style-name="T1">id: INT</text:span></text:p>
            <text:p text:style-name="P1"><text:span text:style-name="T1">datum_otvaranja: DATETIME</text:span></text:p>
            <text:p text:style-name="P1"><text:span text:style-name="T1">datum_zatvaranja: DATETIME</text:span></text:p>
            <text:p text:style-name="P1"><text:span text:style-name="T1">naziv: VARCHAR</text:span></text:p>
            <text:p text:style-name="P1"><text:span text:style-name="T1">opis: VARCHAR</text:span></text:p>
            <text:p text:style-name="P1"><text:span text:style-name="T1">aktivna:TINYINT</text:span></text:p>
            <text:p text:style-name="P1"><text:span text:style-name="T1">editable:TINYINT</text:span></text:p>
            <text:p text:style-name="P1"><text:span text:style-name="T1">ak_god:DATETIME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6.565cm" svg:height="4.444cm" svg:x="2.714cm" svg:y="-0.704cm" svg:viewBox="0 0 6566 4445" svg:d="m0 4c0 1223 0 2444 0 3665 0 387 546 776 1093 776 1460 0 2918 0 4378 0 547 0 1095-389 1095-776 0-1221 0-2442 0-3665 0-10-6564 0-6566 0z">
          <text:p/>
        </draw:path>
        <draw:path draw:style-name="gr3" draw:text-style-name="P4" draw:layer="layout" svg:width="6.566cm" svg:height="0.64cm" svg:x="2.713cm" svg:y="-1.299cm" svg:viewBox="0 0 6567 641" svg:d="m6567 641c0-320-548-641-1095-641-1460 0-2919 0-4379 0-547 0-1093 321-1093 641z">
          <text:p text:style-name="P3"><text:span text:style-name="T2">anketa</text:span></text:p>
        </draw:path>
        <draw:frame draw:style-name="gr4" draw:text-style-name="P5" draw:layer="layout" svg:width="0.286cm" svg:height="0.281cm" svg:x="2.839cm" svg:y="-0.53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5cm" svg:height="0.281cm" svg:x="2.852cm" svg:y="-0.00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0.47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0.94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1cm" svg:x="2.852cm" svg:y="1.414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2cm" svg:y="1.88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853cm" svg:y="2.38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2.858cm" svg:y="2.9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10.405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rmin Softic</meta:initial-creator>
    <meta:creation-date>2009-05-16T11:56:39.89</meta:creation-date>
    <dc:date>2009-07-03T15:22:55.27</dc:date>
    <dc:creator>Nermin Softic</dc:creator>
    <meta:editing-duration>PT07H27M32S</meta:editing-duration>
    <meta:editing-cycles>19</meta:editing-cycles>
    <meta:generator>OpenOffice.org/3.0$Win32 OpenOffice.org_project/300m15$Build-9379</meta:generator>
    <meta:printed-by>Nermin Softic</meta:printed-by>
    <meta:print-date>2009-05-16T18:02:11.54</meta:print-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